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iesEnumeration.listFilesRecursive( File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rectoryContent.getEnt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Cont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Enumeration.EntriesEnumeration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Content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riesEnumeration.next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rectoryContent.getEntry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irectoryCont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Enumeration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ontent.hasEntr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ectoryContent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ontent.DirectoryContent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ontent.getEntryAsStream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